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"E-Excuse me..."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"I have my reasons for looking like this,
but it's me, Orihime..."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~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"Aah, ah!! No, I can't!!"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"Because I-I'm unclothed right now!!!"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"That's... w-well..."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"Th-The effects have... worn off... /////"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
right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"Uuu... but... buuut...!"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
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
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incredibly... sensitive... because of
a curse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
took 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
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you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"Pyramid"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
of 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on the
reverse side of that shrine. If we pass
through, we can 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dote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